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785cm"/>
    </style:style>
    <style:style style:name="Tabla1.1" style:family="table-row">
      <style:table-row-properties fo:background-color="#f1f1f1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c58080" fo:background-color="transparent" loext:char-shading-value="0"/>
    </style:style>
    <style:style style:name="T3" style:family="text">
      <style:text-properties fo:color="#e80000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Tag</text:p>
          </table:table-cell>
          <table:table-cell table:style-name="Tabla1.A1" office:value-type="string">
            <text:p text:style-name="P2">Description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omment.asp&amp;usg=ALkJrhjor8x7U2eME2QQ7VvagsHUMcVUIg" text:style-name="Internet_20_link" text:visited-style-name="Visited_20_Internet_20_Link"><text:span text:style-name="T1">&lt;!--...--&gt;</text:span></text:a></text:p>
          </table:table-cell>
          <table:table-cell table:style-name="Tabla1.A1" office:value-type="string">
            <text:p text:style-name="P1">Defines a com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octype.asp&amp;usg=ALkJrhjY9_K7l-qVIRwj3bROoT7uwU6x7Q" text:style-name="Internet_20_link" text:visited-style-name="Visited_20_Internet_20_Link"><text:span text:style-name="T1">&lt;!DOCTYPE&gt;</text:span></text:a> </text:p>
          </table:table-cell>
          <table:table-cell table:style-name="Tabla1.A1" office:value-type="string">
            <text:p text:style-name="P1">Defines the document typ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.asp&amp;usg=ALkJrhhYhHJRZBDYQfgRhX10Fb0ZYLEcNA" text:style-name="Internet_20_link" text:visited-style-name="Visited_20_Internet_20_Link"><text:span text:style-name="T1">&lt;a&gt;</text:span></text:a></text:p>
          </table:table-cell>
          <table:table-cell table:style-name="Tabla1.A1" office:value-type="string">
            <text:p text:style-name="P1">Defines a hyperlink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bbr.asp&amp;usg=ALkJrhg6oSW5XbzEImqRQzitT4IfARY3mQ" text:style-name="Internet_20_link" text:visited-style-name="Visited_20_Internet_20_Link"><text:span text:style-name="T1">&lt;abbr&gt;</text:span></text:a></text:p>
          </table:table-cell>
          <table:table-cell table:style-name="Tabla1.A1" office:value-type="string">
            <text:p text:style-name="P1">Defines an abbreviation or an acronym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cronym.asp&amp;usg=ALkJrhi8A5oDj78hEPaiYubOXL1bjxhhsg" text:style-name="Internet_20_link" text:visited-style-name="Visited_20_Internet_20_Link"><text:span text:style-name="T2">&lt;acronym&gt;</text:span></text:a></text:p>
          </table:table-cell>
          <table:table-cell table:style-name="Tabla1.A1" office:value-type="string">
            <text:p text:style-name="P1"><text:span text:style-name="T3">Not supported in HTML5. Use </text:span><text:a xlink:type="simple" xlink:href="https://translate.googleusercontent.com/translate_c?depth=1&amp;hl=es&amp;prev=search&amp;pto=aue&amp;rurl=translate.google.com&amp;sl=en&amp;sp=nmt4&amp;u=https://www.w3schools.com/tags/tag_abbr.asp&amp;usg=ALkJrhg6oSW5XbzEImqRQzitT4IfARY3mQ" text:style-name="Internet_20_link" text:visited-style-name="Visited_20_Internet_20_Link">&lt;abbr&gt;</text:a><text:span text:style-name="T3"> instead.<text:line-break/></text:span>Defines an acronym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ddress.asp&amp;usg=ALkJrhjuAoPceCzuFAf2r0-x0qQR3qmeTg" text:style-name="Internet_20_link" text:visited-style-name="Visited_20_Internet_20_Link"><text:span text:style-name="T1">&lt;address&gt;</text:span></text:a></text:p>
          </table:table-cell>
          <table:table-cell table:style-name="Tabla1.A1" office:value-type="string">
            <text:p text:style-name="P1">Defines contact information for the author/owner of a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pplet.asp&amp;usg=ALkJrhiGR7Gj5spn_6gNX71VGjHCZMzx9Q" text:style-name="Internet_20_link" text:visited-style-name="Visited_20_Internet_20_Link"><text:span text:style-name="T2">&lt;applet&gt;</text:span></text:a></text:p>
          </table:table-cell>
          <table:table-cell table:style-name="Tabla1.A1" office:value-type="string">
            <text:p text:style-name="P1"><text:span text:style-name="T3">Not supported in HTML5. Use </text:span><text:a xlink:type="simple" xlink:href="https://translate.googleusercontent.com/translate_c?depth=1&amp;hl=es&amp;prev=search&amp;pto=aue&amp;rurl=translate.google.com&amp;sl=en&amp;sp=nmt4&amp;u=https://www.w3schools.com/tags/tag_embed.asp&amp;usg=ALkJrhhi2riR0rg1YO1qaHwVWjC2vr0xIw" text:style-name="Internet_20_link" text:visited-style-name="Visited_20_Internet_20_Link">&lt;embed&gt;</text:a><text:span text:style-name="T3"> or </text:span><text:a xlink:type="simple" xlink:href="https://translate.googleusercontent.com/translate_c?depth=1&amp;hl=es&amp;prev=search&amp;pto=aue&amp;rurl=translate.google.com&amp;sl=en&amp;sp=nmt4&amp;u=https://www.w3schools.com/tags/tag_object.asp&amp;usg=ALkJrhhf87eu0a25EyoE0xTM7a9qL4i_vA" text:style-name="Internet_20_link" text:visited-style-name="Visited_20_Internet_20_Link">&lt;object&gt;</text:a><text:span text:style-name="T3"> instead.<text:line-break/></text:span>Defines an embedded apple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rea.asp&amp;usg=ALkJrhhGFszg43_kqkqe21AVfyZ-9JyKdg" text:style-name="Internet_20_link" text:visited-style-name="Visited_20_Internet_20_Link"><text:span text:style-name="T1">&lt;area&gt;</text:span></text:a></text:p>
          </table:table-cell>
          <table:table-cell table:style-name="Tabla1.A1" office:value-type="string">
            <text:p text:style-name="P1">Defines an area inside an image map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rticle.asp&amp;usg=ALkJrhivci5q3KmqlC_gMTHGKsLVMk5JPQ" text:style-name="Internet_20_link" text:visited-style-name="Visited_20_Internet_20_Link"><text:span text:style-name="T1">&lt;article&gt;</text:span></text:a></text:p>
          </table:table-cell>
          <table:table-cell table:style-name="Tabla1.A1" office:value-type="string">
            <text:p text:style-name="P1">Defines an articl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side.asp&amp;usg=ALkJrhh74kvh0VjgYifk9NvJxXh40_yVfg" text:style-name="Internet_20_link" text:visited-style-name="Visited_20_Internet_20_Link"><text:span text:style-name="T1">&lt;aside&gt;</text:span></text:a></text:p>
          </table:table-cell>
          <table:table-cell table:style-name="Tabla1.A1" office:value-type="string">
            <text:p text:style-name="P1">Defines content aside from the page cont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audio.asp&amp;usg=ALkJrhiRNUqHwNoGZOFAPioUaA58MVcTOw" text:style-name="Internet_20_link" text:visited-style-name="Visited_20_Internet_20_Link"><text:span text:style-name="T1">&lt;audio&gt;</text:span></text:a></text:p>
          </table:table-cell>
          <table:table-cell table:style-name="Tabla1.A1" office:value-type="string">
            <text:p text:style-name="P1">Defines embedded sound cont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.asp&amp;usg=ALkJrhjLUoQsN9VvjkiJMbdowm7JMyDCJA" text:style-name="Internet_20_link" text:visited-style-name="Visited_20_Internet_20_Link"><text:span text:style-name="T1">&lt;b&gt;</text:span></text:a></text:p>
          </table:table-cell>
          <table:table-cell table:style-name="Tabla1.A1" office:value-type="string">
            <text:p text:style-name="P1">Defines bold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ase.asp&amp;usg=ALkJrhiPwmbAvKY-Es4Wv0GhTrqB5v_zbg" text:style-name="Internet_20_link" text:visited-style-name="Visited_20_Internet_20_Link"><text:span text:style-name="T1">&lt;base&gt;</text:span></text:a></text:p>
          </table:table-cell>
          <table:table-cell table:style-name="Tabla1.A1" office:value-type="string">
            <text:p text:style-name="P1">Specifies the base URL/target for all relative URLs in a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asefont.asp&amp;usg=ALkJrhhj81htZ5_bKe3s5Ob74vY6dcWzhQ" text:style-name="Internet_20_link" text:visited-style-name="Visited_20_Internet_20_Link"><text:span text:style-name="T2">&lt;basefont&gt;</text:span></text:a></text:p>
          </table:table-cell>
          <table:table-cell table:style-name="Tabla1.A1" office:value-type="string">
            <text:p text:style-name="P1"><text:span text:style-name="T3">Not supported in HTML5. Use CSS instead.<text:line-break/></text:span>Specifies a default color, size, and font for all text in a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di.asp&amp;usg=ALkJrhhCXXLdATwxHwsDVLSP5A7mMbB7AQ" text:style-name="Internet_20_link" text:visited-style-name="Visited_20_Internet_20_Link"><text:span text:style-name="T1">&lt;bdi&gt;</text:span></text:a></text:p>
          </table:table-cell>
          <table:table-cell table:style-name="Tabla1.A1" office:value-type="string">
            <text:p text:style-name="P1">Isolates a part of text that might be formatted in a different direction from other text outside i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do.asp&amp;usg=ALkJrhiCtYAw0WzFDuGjG_Quant2Kob3zw" text:style-name="Internet_20_link" text:visited-style-name="Visited_20_Internet_20_Link"><text:span text:style-name="T1">&lt;bdo&gt;</text:span></text:a></text:p>
          </table:table-cell>
          <table:table-cell table:style-name="Tabla1.A1" office:value-type="string">
            <text:p text:style-name="P1">Overrides the current text direction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ig.asp&amp;usg=ALkJrhgJMNRAjYidXNQy6UfJrRMfN6dNFg" text:style-name="Internet_20_link" text:visited-style-name="Visited_20_Internet_20_Link"><text:span text:style-name="T2">&lt;big&gt;</text:span></text:a></text:p>
          </table:table-cell>
          <table:table-cell table:style-name="Tabla1.A1" office:value-type="string">
            <text:p text:style-name="P1"><text:span text:style-name="T3">Not supported in HTML5. Use CSS instead.<text:line-break/></text:span>Defines big tex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lockquote.asp&amp;usg=ALkJrhg8DH2acZfnZpNRjbho80KVCMhufA" text:style-name="Internet_20_link" text:visited-style-name="Visited_20_Internet_20_Link"><text:span text:style-name="T1">&lt;blockquote&gt;</text:span></text:a></text:p>
          </table:table-cell>
          <table:table-cell table:style-name="Tabla1.A1" office:value-type="string">
            <text:p text:style-name="P1">Defines a section that is quoted from another sourc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ody.asp&amp;usg=ALkJrhhzOmQq6UOBtkwXn5lNJMxylBDk9Q" text:style-name="Internet_20_link" text:visited-style-name="Visited_20_Internet_20_Link"><text:span text:style-name="T1">&lt;body&gt;</text:span></text:a></text:p>
          </table:table-cell>
          <table:table-cell table:style-name="Tabla1.A1" office:value-type="string">
            <text:p text:style-name="P1">Defines the document's body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r.asp&amp;usg=ALkJrhhXqpchYq4BxTV6L5ZZHYvoybvIlA" text:style-name="Internet_20_link" text:visited-style-name="Visited_20_Internet_20_Link"><text:span text:style-name="T1">&lt;br&gt;</text:span></text:a></text:p>
          </table:table-cell>
          <table:table-cell table:style-name="Tabla1.A1" office:value-type="string">
            <text:p text:style-name="P1">Defines a single line break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button.asp&amp;usg=ALkJrhiG8cInGQzzMviGusi5twSZXZ5Mfg" text:style-name="Internet_20_link" text:visited-style-name="Visited_20_Internet_20_Link"><text:span text:style-name="T1">&lt;button&gt;</text:span></text:a></text:p>
          </table:table-cell>
          <table:table-cell table:style-name="Tabla1.A1" office:value-type="string">
            <text:p text:style-name="P1">Defines a clickable button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anvas.asp&amp;usg=ALkJrhgCcckzJ4g8eKp0moXcBGkNbNAzEA" text:style-name="Internet_20_link" text:visited-style-name="Visited_20_Internet_20_Link"><text:span text:style-name="T1">&lt;canvas&gt;</text:span></text:a></text:p>
          </table:table-cell>
          <table:table-cell table:style-name="Tabla1.A1" office:value-type="string">
            <text:p text:style-name="P1">Used to draw graphics, on the fly, via scripting (usually JavaScript)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aption.asp&amp;usg=ALkJrhhdee8ZHM4VTil7V-_0U91jIexTDQ" text:style-name="Internet_20_link" text:visited-style-name="Visited_20_Internet_20_Link"><text:span text:style-name="T1">&lt;caption&gt;</text:span></text:a></text:p>
          </table:table-cell>
          <table:table-cell table:style-name="Tabla1.A1" office:value-type="string">
            <text:p text:style-name="P1">Defines a table caption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enter.asp&amp;usg=ALkJrhgaMwwfAQ4i5SGHOpHdFLV1N0t9VA" text:style-name="Internet_20_link" text:visited-style-name="Visited_20_Internet_20_Link"><text:span text:style-name="T2">&lt;center&gt;</text:span></text:a></text:p>
          </table:table-cell>
          <table:table-cell table:style-name="Tabla1.A1" office:value-type="string">
            <text:p text:style-name="P1"><text:span text:style-name="T3">Not supported in HTML5. Use CSS instead.<text:line-break/></text:span>Defines centered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ite.asp&amp;usg=ALkJrhizRBPVp953d4J1gUfLUdIwAQMNpQ" text:style-name="Internet_20_link" text:visited-style-name="Visited_20_Internet_20_Link"><text:span text:style-name="T1">&lt;cite&gt;</text:span></text:a></text:p>
          </table:table-cell>
          <table:table-cell table:style-name="Tabla1.A1" office:value-type="string">
            <text:p text:style-name="P1">Defines the title of a work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ode.asp&amp;usg=ALkJrhi6aqMXftAcuj96rp28JAbr1hJCKg" text:style-name="Internet_20_link" text:visited-style-name="Visited_20_Internet_20_Link"><text:span text:style-name="T1">&lt;code&gt;</text:span></text:a></text:p>
          </table:table-cell>
          <table:table-cell table:style-name="Tabla1.A1" office:value-type="string">
            <text:p text:style-name="P1">Defines a piece of computer cod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ol.asp&amp;usg=ALkJrhg4Q1wPceROohqdocmRgcISLohcaQ" text:style-name="Internet_20_link" text:visited-style-name="Visited_20_Internet_20_Link"><text:span text:style-name="T1">&lt;col&gt;</text:span></text:a></text:p>
          </table:table-cell>
          <table:table-cell table:style-name="Tabla1.A1" office:value-type="string">
            <text:p text:style-name="P1">Specifies column properties for each column within a &lt;colgroup&gt; element 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colgroup.asp&amp;usg=ALkJrhhYtpXeiGhLeapqVuJMckYWSB590g" text:style-name="Internet_20_link" text:visited-style-name="Visited_20_Internet_20_Link"><text:span text:style-name="T1">&lt;colgroup&gt;</text:span></text:a></text:p>
          </table:table-cell>
          <table:table-cell table:style-name="Tabla1.A1" office:value-type="string">
            <text:p text:style-name="P1">Specifies a group of one or more columns in a table for formatting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ata.asp&amp;usg=ALkJrhhzU3m3rb-rtbTBBowO_T7E751-vg" text:style-name="Internet_20_link" text:visited-style-name="Visited_20_Internet_20_Link"><text:span text:style-name="T1">&lt;data&gt;</text:span></text:a></text:p>
          </table:table-cell>
          <table:table-cell table:style-name="Tabla1.A1" office:value-type="string">
            <text:p text:style-name="P1">Adds a machine-readable translation of a given cont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atalist.asp&amp;usg=ALkJrhib1fqWuOFLxb1zRzzr0jZeXBqzig" text:style-name="Internet_20_link" text:visited-style-name="Visited_20_Internet_20_Link"><text:span text:style-name="T1">&lt;datalist&gt;</text:span></text:a></text:p>
          </table:table-cell>
          <table:table-cell table:style-name="Tabla1.A1" office:value-type="string">
            <text:p text:style-name="P1">Specifies a list of pre-defined options for input controls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d.asp&amp;usg=ALkJrhgGh_JWwmlwZXqAxCIUBI6dmmljkA" text:style-name="Internet_20_link" text:visited-style-name="Visited_20_Internet_20_Link"><text:span text:style-name="T1">&lt;dd&gt;</text:span></text:a></text:p>
          </table:table-cell>
          <table:table-cell table:style-name="Tabla1.A1" office:value-type="string">
            <text:p text:style-name="P1">Defines a description/value of a term in a description lis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el.asp&amp;usg=ALkJrhjogV1JQnKIVJlwLPJQOM7f8oHEbw" text:style-name="Internet_20_link" text:visited-style-name="Visited_20_Internet_20_Link"><text:span text:style-name="T1">&lt;del&gt;</text:span></text:a></text:p>
          </table:table-cell>
          <table:table-cell table:style-name="Tabla1.A1" office:value-type="string">
            <text:p text:style-name="P1">Defines text that has been deleted from a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etails.asp&amp;usg=ALkJrhg_ebK4ONhTGRGdGR3VL3m3IjVxbg" text:style-name="Internet_20_link" text:visited-style-name="Visited_20_Internet_20_Link"><text:span text:style-name="T1">&lt;details&gt;</text:span></text:a></text:p>
          </table:table-cell>
          <table:table-cell table:style-name="Tabla1.A1" office:value-type="string">
            <text:p text:style-name="P1">Defines additional details that the user can view or hid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fn.asp&amp;usg=ALkJrhhiqeuHs5wO2o_5_ybs_pLn_oVkQw" text:style-name="Internet_20_link" text:visited-style-name="Visited_20_Internet_20_Link"><text:span text:style-name="T1">&lt;dfn&gt;</text:span></text:a></text:p>
          </table:table-cell>
          <table:table-cell table:style-name="Tabla1.A1" office:value-type="string">
            <text:p text:style-name="P1">Specifies a term that is going to be defined within the cont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ialog.asp&amp;usg=ALkJrhhYZuPVMbUT80rALESjQ1H6EgfyxA" text:style-name="Internet_20_link" text:visited-style-name="Visited_20_Internet_20_Link"><text:span text:style-name="T1">&lt;dialog&gt;</text:span></text:a></text:p>
          </table:table-cell>
          <table:table-cell table:style-name="Tabla1.A1" office:value-type="string">
            <text:p text:style-name="P1">Defines a dialog box or window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ir.asp&amp;usg=ALkJrhggiKg0-ePO_u3PgnE8gWq0RaxIGQ" text:style-name="Internet_20_link" text:visited-style-name="Visited_20_Internet_20_Link"><text:span text:style-name="T2">&lt;dir&gt;</text:span></text:a></text:p>
          </table:table-cell>
          <table:table-cell table:style-name="Tabla1.A1" office:value-type="string">
            <text:p text:style-name="P1"><text:span text:style-name="T3">Not supported in HTML5. Use </text:span><text:a xlink:type="simple" xlink:href="https://translate.googleusercontent.com/translate_c?depth=1&amp;hl=es&amp;prev=search&amp;pto=aue&amp;rurl=translate.google.com&amp;sl=en&amp;sp=nmt4&amp;u=https://www.w3schools.com/tags/tag_ul.asp&amp;usg=ALkJrhj5bEAp1ESLjgj4VzyyWiV_98kXXw" text:style-name="Internet_20_link" text:visited-style-name="Visited_20_Internet_20_Link">&lt;ul&gt;</text:a><text:span text:style-name="T3"> instead.<text:line-break/></text:span>Defines a directory lis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iv.asp&amp;usg=ALkJrhjdr4Or1He2pbG6l4NQzBxOTRUs-g" text:style-name="Internet_20_link" text:visited-style-name="Visited_20_Internet_20_Link"><text:span text:style-name="T1">&lt;div&gt;</text:span></text:a></text:p>
          </table:table-cell>
          <table:table-cell table:style-name="Tabla1.A1" office:value-type="string">
            <text:p text:style-name="P1">Defines a section in a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l.asp&amp;usg=ALkJrhhR_efdDFnxJETM9bwB1mmiovkD4w" text:style-name="Internet_20_link" text:visited-style-name="Visited_20_Internet_20_Link"><text:span text:style-name="T1">&lt;dl&gt;</text:span></text:a></text:p>
          </table:table-cell>
          <table:table-cell table:style-name="Tabla1.A1" office:value-type="string">
            <text:p text:style-name="P1">Defines a description lis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dt.asp&amp;usg=ALkJrhhF0y5uX2INdayBPvfzyLY8nu7Leg" text:style-name="Internet_20_link" text:visited-style-name="Visited_20_Internet_20_Link"><text:span text:style-name="T1">&lt;dt&gt;</text:span></text:a></text:p>
          </table:table-cell>
          <table:table-cell table:style-name="Tabla1.A1" office:value-type="string">
            <text:p text:style-name="P1">Defines a term/name in a description lis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em.asp&amp;usg=ALkJrhh8QiOEeOKcOegmYNPwQ_p2GNN8WQ" text:style-name="Internet_20_link" text:visited-style-name="Visited_20_Internet_20_Link"><text:span text:style-name="T1">&lt;em&gt;</text:span></text:a></text:p>
          </table:table-cell>
          <table:table-cell table:style-name="Tabla1.A1" office:value-type="string">
            <text:p text:style-name="P1">Defines emphasized text </text:p>
          </table:table-cell>
        </table:table-row>
        <text:soft-page-break/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embed.asp&amp;usg=ALkJrhhi2riR0rg1YO1qaHwVWjC2vr0xIw" text:style-name="Internet_20_link" text:visited-style-name="Visited_20_Internet_20_Link"><text:span text:style-name="T1">&lt;embed&gt;</text:span></text:a></text:p>
          </table:table-cell>
          <table:table-cell table:style-name="Tabla1.A1" office:value-type="string">
            <text:p text:style-name="P1">Defines a container for an external application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ieldset.asp&amp;usg=ALkJrhgo_ctuDseFeLhD5Dl0hFhZO0pfQg" text:style-name="Internet_20_link" text:visited-style-name="Visited_20_Internet_20_Link"><text:span text:style-name="T1">&lt;fieldset&gt;</text:span></text:a></text:p>
          </table:table-cell>
          <table:table-cell table:style-name="Tabla1.A1" office:value-type="string">
            <text:p text:style-name="P1">Groups related elements in a form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igcaption.asp&amp;usg=ALkJrhi79I5y6yPL88GZWIrJxdvzDzUi6Q" text:style-name="Internet_20_link" text:visited-style-name="Visited_20_Internet_20_Link"><text:span text:style-name="T1">&lt;figcaption&gt;</text:span></text:a></text:p>
          </table:table-cell>
          <table:table-cell table:style-name="Tabla1.A1" office:value-type="string">
            <text:p text:style-name="P1">Defines a caption for a &lt;figure&gt; ele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igure.asp&amp;usg=ALkJrhjbXRD_DxfIzedYpDPMdSttQxdqjQ" text:style-name="Internet_20_link" text:visited-style-name="Visited_20_Internet_20_Link"><text:span text:style-name="T1">&lt;figure&gt;</text:span></text:a></text:p>
          </table:table-cell>
          <table:table-cell table:style-name="Tabla1.A1" office:value-type="string">
            <text:p text:style-name="P1">Specifies self-contained cont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ont.asp&amp;usg=ALkJrhhKYaUANTKVYaHLHGMcIvONcgfwgg" text:style-name="Internet_20_link" text:visited-style-name="Visited_20_Internet_20_Link"><text:span text:style-name="T2">&lt;font&gt;</text:span></text:a></text:p>
          </table:table-cell>
          <table:table-cell table:style-name="Tabla1.A1" office:value-type="string">
            <text:p text:style-name="P1"><text:span text:style-name="T3">Not supported in HTML5. Use CSS instead.<text:line-break/></text:span>Defines font, color, and size for tex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ooter.asp&amp;usg=ALkJrhihalUi9ZVEwKguwyLh7q6eYflNgg" text:style-name="Internet_20_link" text:visited-style-name="Visited_20_Internet_20_Link"><text:span text:style-name="T1">&lt;footer&gt;</text:span></text:a></text:p>
          </table:table-cell>
          <table:table-cell table:style-name="Tabla1.A1" office:value-type="string">
            <text:p text:style-name="P1">Defines a footer for a document or section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orm.asp&amp;usg=ALkJrhigolprZCVXn6W0Vi9NmrSulZX-dA" text:style-name="Internet_20_link" text:visited-style-name="Visited_20_Internet_20_Link"><text:span text:style-name="T1">&lt;form&gt;</text:span></text:a></text:p>
          </table:table-cell>
          <table:table-cell table:style-name="Tabla1.A1" office:value-type="string">
            <text:p text:style-name="P1">Defines an HTML form for user inpu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rame.asp&amp;usg=ALkJrhhTJvWWNZBYgSnMp7fiqSiqGWHI5w" text:style-name="Internet_20_link" text:visited-style-name="Visited_20_Internet_20_Link"><text:span text:style-name="T2">&lt;frame&gt;</text:span></text:a></text:p>
          </table:table-cell>
          <table:table-cell table:style-name="Tabla1.A1" office:value-type="string">
            <text:p text:style-name="P1"><text:span text:style-name="T3">Not supported in HTML5.<text:line-break/></text:span>Defines a window (a frame) in a framese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frameset.asp&amp;usg=ALkJrhhZbbIUNcUa1X74jwA8G9WTl0Vp_g" text:style-name="Internet_20_link" text:visited-style-name="Visited_20_Internet_20_Link"><text:span text:style-name="T2">&lt;frameset&gt;</text:span></text:a></text:p>
          </table:table-cell>
          <table:table-cell table:style-name="Tabla1.A1" office:value-type="string">
            <text:p text:style-name="P1"><text:span text:style-name="T3">Not supported in HTML5.<text:line-break/></text:span>Defines a set of frames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hn.asp&amp;usg=ALkJrhgQ819IMARav2VE9RxYH56q4o18LA" text:style-name="Internet_20_link" text:visited-style-name="Visited_20_Internet_20_Link"><text:span text:style-name="T1">&lt;h1&gt; to &lt;h6&gt;</text:span></text:a></text:p>
          </table:table-cell>
          <table:table-cell table:style-name="Tabla1.A1" office:value-type="string">
            <text:p text:style-name="P1">Defines HTML headings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head.asp&amp;usg=ALkJrhhlgbJT-wpqrfDUpXPEHktICNiMjw" text:style-name="Internet_20_link" text:visited-style-name="Visited_20_Internet_20_Link"><text:span text:style-name="T1">&lt;head&gt;</text:span></text:a></text:p>
          </table:table-cell>
          <table:table-cell table:style-name="Tabla1.A1" office:value-type="string">
            <text:p text:style-name="P1">Contains metadata/information for the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header.asp&amp;usg=ALkJrhiq2kwJn5wlxLAKYv_Lqxb6qN8UPw" text:style-name="Internet_20_link" text:visited-style-name="Visited_20_Internet_20_Link"><text:span text:style-name="T1">&lt;header&gt;</text:span></text:a></text:p>
          </table:table-cell>
          <table:table-cell table:style-name="Tabla1.A1" office:value-type="string">
            <text:p text:style-name="P1">Defines a header for a document or section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hr.asp&amp;usg=ALkJrhhrTrUHe4RdVilsZKEMe3kX8biB4Q" text:style-name="Internet_20_link" text:visited-style-name="Visited_20_Internet_20_Link"><text:span text:style-name="T1">&lt;hr&gt;</text:span></text:a></text:p>
          </table:table-cell>
          <table:table-cell table:style-name="Tabla1.A1" office:value-type="string">
            <text:p text:style-name="P1">Defines a thematic change in the cont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html.asp&amp;usg=ALkJrhg0s0ZUGhP7ByyQzR4FUvzCTLEkfA" text:style-name="Internet_20_link" text:visited-style-name="Visited_20_Internet_20_Link"><text:span text:style-name="T1">&lt;html&gt;</text:span></text:a></text:p>
          </table:table-cell>
          <table:table-cell table:style-name="Tabla1.A1" office:value-type="string">
            <text:p text:style-name="P1">Defines the root of an HTML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i.asp&amp;usg=ALkJrhi0BIQ3rxZEM4Hrd-XAxuYuI00NcA" text:style-name="Internet_20_link" text:visited-style-name="Visited_20_Internet_20_Link"><text:span text:style-name="T1">&lt;i&gt;</text:span></text:a></text:p>
          </table:table-cell>
          <table:table-cell table:style-name="Tabla1.A1" office:value-type="string">
            <text:p text:style-name="P1">Defines a part of text in an alternate voice or mood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iframe.asp&amp;usg=ALkJrhj7uDZR1JbbY_ovog43eTvNwmgUSw" text:style-name="Internet_20_link" text:visited-style-name="Visited_20_Internet_20_Link"><text:span text:style-name="T1">&lt;iframe&gt;</text:span></text:a></text:p>
          </table:table-cell>
          <table:table-cell table:style-name="Tabla1.A1" office:value-type="string">
            <text:p text:style-name="P1">Defines an inline fram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img.asp&amp;usg=ALkJrhi1PwFYhtpOZhqoRgvw0XoDweU1NQ" text:style-name="Internet_20_link" text:visited-style-name="Visited_20_Internet_20_Link"><text:span text:style-name="T1">&lt;img&gt;</text:span></text:a></text:p>
          </table:table-cell>
          <table:table-cell table:style-name="Tabla1.A1" office:value-type="string">
            <text:p text:style-name="P1">Defines an imag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input.asp&amp;usg=ALkJrhjTVJLNlmFAYF-ZUgP4J4LkZMvx-w" text:style-name="Internet_20_link" text:visited-style-name="Visited_20_Internet_20_Link"><text:span text:style-name="T1">&lt;input&gt;</text:span></text:a></text:p>
          </table:table-cell>
          <table:table-cell table:style-name="Tabla1.A1" office:value-type="string">
            <text:p text:style-name="P1">Defines an input control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ins.asp&amp;usg=ALkJrhikjoKeby0fb3Skn6KBzbFgoDpVXw" text:style-name="Internet_20_link" text:visited-style-name="Visited_20_Internet_20_Link"><text:span text:style-name="T1">&lt;ins&gt;</text:span></text:a></text:p>
          </table:table-cell>
          <table:table-cell table:style-name="Tabla1.A1" office:value-type="string">
            <text:p text:style-name="P1">Defines a text that has been inserted into a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kbd.asp&amp;usg=ALkJrhhStBLGa8CgCq19JKe8-EmGIdDm0A" text:style-name="Internet_20_link" text:visited-style-name="Visited_20_Internet_20_Link"><text:span text:style-name="T1">&lt;kbd&gt;</text:span></text:a></text:p>
          </table:table-cell>
          <table:table-cell table:style-name="Tabla1.A1" office:value-type="string">
            <text:p text:style-name="P1">Defines keyboard inpu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label.asp&amp;usg=ALkJrhgiN86WW4pZqMeo4oPO1mo8TcPkXg" text:style-name="Internet_20_link" text:visited-style-name="Visited_20_Internet_20_Link"><text:span text:style-name="T1">&lt;label&gt;</text:span></text:a></text:p>
          </table:table-cell>
          <table:table-cell table:style-name="Tabla1.A1" office:value-type="string">
            <text:p text:style-name="P1">Defines a label for an &lt;input&gt; ele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legend.asp&amp;usg=ALkJrhj88vnKYwbnQ7imQ6fwzsu70Vj4TQ" text:style-name="Internet_20_link" text:visited-style-name="Visited_20_Internet_20_Link"><text:span text:style-name="T1">&lt;legend&gt;</text:span></text:a></text:p>
          </table:table-cell>
          <table:table-cell table:style-name="Tabla1.A1" office:value-type="string">
            <text:p text:style-name="P1">Defines a caption for a &lt;fieldset&gt; ele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li.asp&amp;usg=ALkJrhiZx01rqBduItIgOs8ToIN4c1mzFw" text:style-name="Internet_20_link" text:visited-style-name="Visited_20_Internet_20_Link"><text:span text:style-name="T1">&lt;li&gt;</text:span></text:a></text:p>
          </table:table-cell>
          <table:table-cell table:style-name="Tabla1.A1" office:value-type="string">
            <text:p text:style-name="P1">Defines a list item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link.asp&amp;usg=ALkJrhg_XIITnuJogsAwSQdGL1KlXUX8yg" text:style-name="Internet_20_link" text:visited-style-name="Visited_20_Internet_20_Link"><text:span text:style-name="T1">&lt;link&gt;</text:span></text:a></text:p>
          </table:table-cell>
          <table:table-cell table:style-name="Tabla1.A1" office:value-type="string">
            <text:p text:style-name="P1">Defines the relationship between a document and an external resource (most used to link to style sheets)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main.asp&amp;usg=ALkJrhhjjNYb9y_6uj3JWDyL7PusedsoqQ" text:style-name="Internet_20_link" text:visited-style-name="Visited_20_Internet_20_Link"><text:span text:style-name="T1">&lt;main&gt;</text:span></text:a></text:p>
          </table:table-cell>
          <table:table-cell table:style-name="Tabla1.A1" office:value-type="string">
            <text:p text:style-name="P1">Specifies the main content of a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map.asp&amp;usg=ALkJrhjwqSSzpmq64znwS5X0Z1j2oiHIgA" text:style-name="Internet_20_link" text:visited-style-name="Visited_20_Internet_20_Link"><text:span text:style-name="T1">&lt;map&gt;</text:span></text:a></text:p>
          </table:table-cell>
          <table:table-cell table:style-name="Tabla1.A1" office:value-type="string">
            <text:p text:style-name="P1">Defines an image map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mark.asp&amp;usg=ALkJrhhkJRLQSja8u9LJkwzuZJS7iHtDkA" text:style-name="Internet_20_link" text:visited-style-name="Visited_20_Internet_20_Link"><text:span text:style-name="T1">&lt;mark&gt;</text:span></text:a></text:p>
          </table:table-cell>
          <table:table-cell table:style-name="Tabla1.A1" office:value-type="string">
            <text:p text:style-name="P1">Defines marked/highlighted tex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meta.asp&amp;usg=ALkJrhgeMj4OU2-u68AF-KVQt9aWH_I3UQ" text:style-name="Internet_20_link" text:visited-style-name="Visited_20_Internet_20_Link"><text:span text:style-name="T1">&lt;meta&gt;</text:span></text:a></text:p>
          </table:table-cell>
          <table:table-cell table:style-name="Tabla1.A1" office:value-type="string">
            <text:p text:style-name="P1">Defines metadata about an HTML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meter.asp&amp;usg=ALkJrhg2H0gdhpP3_wGXIhcpZZAz9nfUEw" text:style-name="Internet_20_link" text:visited-style-name="Visited_20_Internet_20_Link"><text:span text:style-name="T1">&lt;meter&gt;</text:span></text:a></text:p>
          </table:table-cell>
          <table:table-cell table:style-name="Tabla1.A1" office:value-type="string">
            <text:p text:style-name="P1">Defines a scalar measurement within a known range (a gauge)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nav.asp&amp;usg=ALkJrhjaRtSPRAVkbeyLm1rLwLmpnH2XSw" text:style-name="Internet_20_link" text:visited-style-name="Visited_20_Internet_20_Link"><text:span text:style-name="T1">&lt;nav&gt;</text:span></text:a></text:p>
          </table:table-cell>
          <table:table-cell table:style-name="Tabla1.A1" office:value-type="string">
            <text:p text:style-name="P1">Defines navigation links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noframes.asp&amp;usg=ALkJrhjIH1sEXm1Ur4-Tav1INn9XkxhmLg" text:style-name="Internet_20_link" text:visited-style-name="Visited_20_Internet_20_Link"><text:span text:style-name="T2">&lt;noframes&gt;</text:span></text:a></text:p>
          </table:table-cell>
          <table:table-cell table:style-name="Tabla1.A1" office:value-type="string">
            <text:p text:style-name="P1"><text:span text:style-name="T3">Not supported in HTML5.<text:line-break/></text:span>Defines an alternate content for users that do not support frames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noscript.asp&amp;usg=ALkJrhgOo7dHpF6-tCpjo1nwkfAyR6Aukg" text:style-name="Internet_20_link" text:visited-style-name="Visited_20_Internet_20_Link"><text:span text:style-name="T1">&lt;noscript&gt;</text:span></text:a></text:p>
          </table:table-cell>
          <table:table-cell table:style-name="Tabla1.A1" office:value-type="string">
            <text:p text:style-name="P1">Defines an alternate content for users that do not support client-side scripts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object.asp&amp;usg=ALkJrhhf87eu0a25EyoE0xTM7a9qL4i_vA" text:style-name="Internet_20_link" text:visited-style-name="Visited_20_Internet_20_Link"><text:span text:style-name="T1">&lt;object&gt;</text:span></text:a></text:p>
          </table:table-cell>
          <table:table-cell table:style-name="Tabla1.A1" office:value-type="string">
            <text:p text:style-name="P1">Defines a container for an external application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ol.asp&amp;usg=ALkJrhheNUwfdgKmmyv6oc1lncfWZNMdSw" text:style-name="Internet_20_link" text:visited-style-name="Visited_20_Internet_20_Link"><text:span text:style-name="T1">&lt;ol&gt;</text:span></text:a></text:p>
          </table:table-cell>
          <table:table-cell table:style-name="Tabla1.A1" office:value-type="string">
            <text:p text:style-name="P1">Defines an ordered lis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optgroup.asp&amp;usg=ALkJrhh3SnHXfQ2DDdEnmMdok5DxfuQkMw" text:style-name="Internet_20_link" text:visited-style-name="Visited_20_Internet_20_Link"><text:span text:style-name="T1">&lt;optgroup&gt;</text:span></text:a></text:p>
          </table:table-cell>
          <table:table-cell table:style-name="Tabla1.A1" office:value-type="string">
            <text:p text:style-name="P1">Defines a group of related options in a drop-down lis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option.asp&amp;usg=ALkJrhjyDcOsLe9EhGU2B_WeSMfDvkmr3g" text:style-name="Internet_20_link" text:visited-style-name="Visited_20_Internet_20_Link"><text:span text:style-name="T1">&lt;option&gt;</text:span></text:a></text:p>
          </table:table-cell>
          <table:table-cell table:style-name="Tabla1.A1" office:value-type="string">
            <text:p text:style-name="P1">Defines an option in a drop-down lis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output.asp&amp;usg=ALkJrhiPZsQDKdOooFSGJ2Y0EfbG7HFlpg" text:style-name="Internet_20_link" text:visited-style-name="Visited_20_Internet_20_Link"><text:span text:style-name="T1">&lt;output&gt;</text:span></text:a></text:p>
          </table:table-cell>
          <table:table-cell table:style-name="Tabla1.A1" office:value-type="string">
            <text:p text:style-name="P1">Defines the result of a calculation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p.asp&amp;usg=ALkJrhhjn4d4Yg0NnLz74DYCiknxpjUAow" text:style-name="Internet_20_link" text:visited-style-name="Visited_20_Internet_20_Link"><text:span text:style-name="T1">&lt;p&gt;</text:span></text:a></text:p>
          </table:table-cell>
          <table:table-cell table:style-name="Tabla1.A1" office:value-type="string">
            <text:p text:style-name="P1">Defines a paragraph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param.asp&amp;usg=ALkJrhiHnZ31yrs-ExFMCyXiDAoFGbXiVw" text:style-name="Internet_20_link" text:visited-style-name="Visited_20_Internet_20_Link"><text:span text:style-name="T1">&lt;param&gt;</text:span></text:a></text:p>
          </table:table-cell>
          <table:table-cell table:style-name="Tabla1.A1" office:value-type="string">
            <text:p text:style-name="P1">Defines a parameter for an objec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picture.asp&amp;usg=ALkJrhiev20huntlyVEIBZIEeABgVLFK-A" text:style-name="Internet_20_link" text:visited-style-name="Visited_20_Internet_20_Link"><text:span text:style-name="T1">&lt;picture&gt;</text:span></text:a></text:p>
          </table:table-cell>
          <table:table-cell table:style-name="Tabla1.A1" office:value-type="string">
            <text:p text:style-name="P1">Defines a container for multiple image resources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pre.asp&amp;usg=ALkJrhgrd-Kpv08Ls4Asvckai0uRIMfh4Q" text:style-name="Internet_20_link" text:visited-style-name="Visited_20_Internet_20_Link"><text:span text:style-name="T1">&lt;pre&gt;</text:span></text:a></text:p>
          </table:table-cell>
          <table:table-cell table:style-name="Tabla1.A1" office:value-type="string">
            <text:p text:style-name="P1">Defines preformatted tex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progress.asp&amp;usg=ALkJrhisvj3xNLBFQMHcThqnAzF5IXDkDA" text:style-name="Internet_20_link" text:visited-style-name="Visited_20_Internet_20_Link"><text:span text:style-name="T1">&lt;progress&gt;</text:span></text:a></text:p>
          </table:table-cell>
          <table:table-cell table:style-name="Tabla1.A1" office:value-type="string">
            <text:p text:style-name="P1">Represents the progress of a task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q.asp&amp;usg=ALkJrhhbTAjlu776RhCroUkDQdseoW4isQ" text:style-name="Internet_20_link" text:visited-style-name="Visited_20_Internet_20_Link"><text:span text:style-name="T1">&lt;q&gt;</text:span></text:a></text:p>
          </table:table-cell>
          <table:table-cell table:style-name="Tabla1.A1" office:value-type="string">
            <text:p text:style-name="P1">Defines a short quotation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rp.asp&amp;usg=ALkJrhiM15yHqnWwMVfc62hQUOhtn7oolw" text:style-name="Internet_20_link" text:visited-style-name="Visited_20_Internet_20_Link"><text:span text:style-name="T1">&lt;rp&gt;</text:span></text:a></text:p>
          </table:table-cell>
          <table:table-cell table:style-name="Tabla1.A1" office:value-type="string">
            <text:p text:style-name="P1">Defines what to show in browsers that do not support ruby annotations</text:p>
          </table:table-cell>
        </table:table-row>
        <text:soft-page-break/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rt.asp&amp;usg=ALkJrhjngnqVcW1LGnXwjm9OaFQOsCeBOQ" text:style-name="Internet_20_link" text:visited-style-name="Visited_20_Internet_20_Link"><text:span text:style-name="T1">&lt;rt&gt;</text:span></text:a></text:p>
          </table:table-cell>
          <table:table-cell table:style-name="Tabla1.A1" office:value-type="string">
            <text:p text:style-name="P1">Defines an explanation/pronunciation of characters (for East Asian typography)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ruby.asp&amp;usg=ALkJrhiUp1Xxj5iWh_2-4XyGL50gwuu8hA" text:style-name="Internet_20_link" text:visited-style-name="Visited_20_Internet_20_Link"><text:span text:style-name="T1">&lt;ruby&gt;</text:span></text:a></text:p>
          </table:table-cell>
          <table:table-cell table:style-name="Tabla1.A1" office:value-type="string">
            <text:p text:style-name="P1">Defines a ruby annotation (for East Asian typography)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.asp&amp;usg=ALkJrhihI3zUzv-UBzp6llcHOFQtDL5EKA" text:style-name="Internet_20_link" text:visited-style-name="Visited_20_Internet_20_Link"><text:span text:style-name="T1">&lt;s&gt;</text:span></text:a></text:p>
          </table:table-cell>
          <table:table-cell table:style-name="Tabla1.A1" office:value-type="string">
            <text:p text:style-name="P1">Defines text that is no longer correc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amp.asp&amp;usg=ALkJrhgCZLo7llKjVC_vQLsuVe6hwRC5sA" text:style-name="Internet_20_link" text:visited-style-name="Visited_20_Internet_20_Link"><text:span text:style-name="T1">&lt;samp&gt;</text:span></text:a></text:p>
          </table:table-cell>
          <table:table-cell table:style-name="Tabla1.A1" office:value-type="string">
            <text:p text:style-name="P1">Defines sample output from a computer program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cript.asp&amp;usg=ALkJrhgxSW-BIsCc6_Q2c_whUiOl5pa7qw" text:style-name="Internet_20_link" text:visited-style-name="Visited_20_Internet_20_Link"><text:span text:style-name="T1">&lt;script&gt;</text:span></text:a></text:p>
          </table:table-cell>
          <table:table-cell table:style-name="Tabla1.A1" office:value-type="string">
            <text:p text:style-name="P1">Defines a client-side scrip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ection.asp&amp;usg=ALkJrhgvRVmsgIsHh6hrL1S52pCmtzcU9A" text:style-name="Internet_20_link" text:visited-style-name="Visited_20_Internet_20_Link"><text:span text:style-name="T1">&lt;section&gt;</text:span></text:a></text:p>
          </table:table-cell>
          <table:table-cell table:style-name="Tabla1.A1" office:value-type="string">
            <text:p text:style-name="P1">Defines a section in a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elect.asp&amp;usg=ALkJrhhI9szRSTnsjqqxUaw3pEOkBfPH0Q" text:style-name="Internet_20_link" text:visited-style-name="Visited_20_Internet_20_Link"><text:span text:style-name="T1">&lt;select&gt;</text:span></text:a></text:p>
          </table:table-cell>
          <table:table-cell table:style-name="Tabla1.A1" office:value-type="string">
            <text:p text:style-name="P1">Defines a drop-down lis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mall.asp&amp;usg=ALkJrhjzxlGtAt1pKaBzFslnc5LMiv2MZg" text:style-name="Internet_20_link" text:visited-style-name="Visited_20_Internet_20_Link"><text:span text:style-name="T1">&lt;small&gt;</text:span></text:a></text:p>
          </table:table-cell>
          <table:table-cell table:style-name="Tabla1.A1" office:value-type="string">
            <text:p text:style-name="P1">Defines smaller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ource.asp&amp;usg=ALkJrhjpkHkYzF-omKaiNSP3rVpu5J8p0w" text:style-name="Internet_20_link" text:visited-style-name="Visited_20_Internet_20_Link"><text:span text:style-name="T1">&lt;source&gt;</text:span></text:a></text:p>
          </table:table-cell>
          <table:table-cell table:style-name="Tabla1.A1" office:value-type="string">
            <text:p text:style-name="P1">Defines multiple media resources for media elements (&lt;video&gt; and &lt;audio&gt;)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pan.asp&amp;usg=ALkJrhgTMwMwjxrqlHVTgQtt0TeEByV6iA" text:style-name="Internet_20_link" text:visited-style-name="Visited_20_Internet_20_Link"><text:span text:style-name="T1">&lt;span&gt;</text:span></text:a></text:p>
          </table:table-cell>
          <table:table-cell table:style-name="Tabla1.A1" office:value-type="string">
            <text:p text:style-name="P1">Defines a section in a docum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trike.asp&amp;usg=ALkJrhhY7IUv_i2W3q_OTg9waYMwlN6bOg" text:style-name="Internet_20_link" text:visited-style-name="Visited_20_Internet_20_Link"><text:span text:style-name="T2">&lt;strike&gt;</text:span></text:a></text:p>
          </table:table-cell>
          <table:table-cell table:style-name="Tabla1.A1" office:value-type="string">
            <text:p text:style-name="P1"><text:span text:style-name="T3">Not supported in HTML5. Use </text:span><text:a xlink:type="simple" xlink:href="https://translate.googleusercontent.com/translate_c?depth=1&amp;hl=es&amp;prev=search&amp;pto=aue&amp;rurl=translate.google.com&amp;sl=en&amp;sp=nmt4&amp;u=https://www.w3schools.com/tags/tag_del.asp&amp;usg=ALkJrhjogV1JQnKIVJlwLPJQOM7f8oHEbw" text:style-name="Internet_20_link" text:visited-style-name="Visited_20_Internet_20_Link">&lt;del&gt;</text:a><text:span text:style-name="T3"> or </text:span><text:a xlink:type="simple" xlink:href="https://translate.googleusercontent.com/translate_c?depth=1&amp;hl=es&amp;prev=search&amp;pto=aue&amp;rurl=translate.google.com&amp;sl=en&amp;sp=nmt4&amp;u=https://www.w3schools.com/tags/tag_s.asp&amp;usg=ALkJrhihI3zUzv-UBzp6llcHOFQtDL5EKA" text:style-name="Internet_20_link" text:visited-style-name="Visited_20_Internet_20_Link">&lt;s&gt;</text:a><text:span text:style-name="T3"> instead.<text:line-break/></text:span>Defines strikethrough tex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trong.asp&amp;usg=ALkJrhgHIGM4n6KCkuaGf0tWJ8LKZwCJiQ" text:style-name="Internet_20_link" text:visited-style-name="Visited_20_Internet_20_Link"><text:span text:style-name="T1">&lt;strong&gt;</text:span></text:a></text:p>
          </table:table-cell>
          <table:table-cell table:style-name="Tabla1.A1" office:value-type="string">
            <text:p text:style-name="P1">Defines important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tyle.asp&amp;usg=ALkJrhjUyI5wDdcHT24j7idzUOMZpAIttw" text:style-name="Internet_20_link" text:visited-style-name="Visited_20_Internet_20_Link"><text:span text:style-name="T1">&lt;style&gt;</text:span></text:a></text:p>
          </table:table-cell>
          <table:table-cell table:style-name="Tabla1.A1" office:value-type="string">
            <text:p text:style-name="P1">Defines style information for a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ub.asp&amp;usg=ALkJrhiTt-Cqj7iwYhUKnHQitKL2QAQRgw" text:style-name="Internet_20_link" text:visited-style-name="Visited_20_Internet_20_Link"><text:span text:style-name="T1">&lt;sub&gt;</text:span></text:a></text:p>
          </table:table-cell>
          <table:table-cell table:style-name="Tabla1.A1" office:value-type="string">
            <text:p text:style-name="P1">Defines subscripted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ummary.asp&amp;usg=ALkJrhjRLMaRt8G8s_ZNTpkeG-X7k8YAaw" text:style-name="Internet_20_link" text:visited-style-name="Visited_20_Internet_20_Link"><text:span text:style-name="T1">&lt;summary&gt;</text:span></text:a></text:p>
          </table:table-cell>
          <table:table-cell table:style-name="Tabla1.A1" office:value-type="string">
            <text:p text:style-name="P1">Defines a visible heading for a &lt;details&gt; ele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up.asp&amp;usg=ALkJrhib7DVHeNaZRHCrSgn5yLFiKND3zw" text:style-name="Internet_20_link" text:visited-style-name="Visited_20_Internet_20_Link"><text:span text:style-name="T1">&lt;sup&gt;</text:span></text:a></text:p>
          </table:table-cell>
          <table:table-cell table:style-name="Tabla1.A1" office:value-type="string">
            <text:p text:style-name="P1">Defines superscripted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svg.asp&amp;usg=ALkJrhhX6ArEwdouu6Cp8W5U8kwzH_1lCQ" text:style-name="Internet_20_link" text:visited-style-name="Visited_20_Internet_20_Link"><text:span text:style-name="T1">&lt;svg&gt;</text:span></text:a></text:p>
          </table:table-cell>
          <table:table-cell table:style-name="Tabla1.A1" office:value-type="string">
            <text:p text:style-name="P1">Defines a container for SVG graphics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able.asp&amp;usg=ALkJrhhnwzGv-QmHzhAYJCx8Fs39FTxvGQ" text:style-name="Internet_20_link" text:visited-style-name="Visited_20_Internet_20_Link"><text:span text:style-name="T1">&lt;table&gt;</text:span></text:a></text:p>
          </table:table-cell>
          <table:table-cell table:style-name="Tabla1.A1" office:value-type="string">
            <text:p text:style-name="P1">Defines a tabl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body.asp&amp;usg=ALkJrhhLoncLf_udN8f7O7yDqli4htIuZw" text:style-name="Internet_20_link" text:visited-style-name="Visited_20_Internet_20_Link"><text:span text:style-name="T1">&lt;tbody&gt;</text:span></text:a></text:p>
          </table:table-cell>
          <table:table-cell table:style-name="Tabla1.A1" office:value-type="string">
            <text:p text:style-name="P1">Groups the body content in a tabl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d.asp&amp;usg=ALkJrhhP10UTsrQZd5kxNxN3AwJd4TeVSQ" text:style-name="Internet_20_link" text:visited-style-name="Visited_20_Internet_20_Link"><text:span text:style-name="T1">&lt;td&gt;</text:span></text:a></text:p>
          </table:table-cell>
          <table:table-cell table:style-name="Tabla1.A1" office:value-type="string">
            <text:p text:style-name="P1">Defines a cell in a tabl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emplate.asp&amp;usg=ALkJrhhokutJ1N5pAdTxrVEbXyDaz4EbLw" text:style-name="Internet_20_link" text:visited-style-name="Visited_20_Internet_20_Link"><text:span text:style-name="T1">&lt;template&gt;</text:span></text:a></text:p>
          </table:table-cell>
          <table:table-cell table:style-name="Tabla1.A1" office:value-type="string">
            <text:p text:style-name="P1">Defines a container for content that should be hidden when the page loads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extarea.asp&amp;usg=ALkJrhhMVXLqaCMCouUCLjE4Ff91SGY7LQ" text:style-name="Internet_20_link" text:visited-style-name="Visited_20_Internet_20_Link"><text:span text:style-name="T1">&lt;textarea&gt;</text:span></text:a></text:p>
          </table:table-cell>
          <table:table-cell table:style-name="Tabla1.A1" office:value-type="string">
            <text:p text:style-name="P1">Defines a multiline input control (text area)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foot.asp&amp;usg=ALkJrhge2u9WU5mu1wqgmYmgpcoBtok3bA" text:style-name="Internet_20_link" text:visited-style-name="Visited_20_Internet_20_Link"><text:span text:style-name="T1">&lt;tfoot&gt;</text:span></text:a></text:p>
          </table:table-cell>
          <table:table-cell table:style-name="Tabla1.A1" office:value-type="string">
            <text:p text:style-name="P1">Groups the footer content in a tabl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h.asp&amp;usg=ALkJrhjD81qbjGqOH9_kyGruOjEzzOca3w" text:style-name="Internet_20_link" text:visited-style-name="Visited_20_Internet_20_Link"><text:span text:style-name="T1">&lt;th&gt;</text:span></text:a></text:p>
          </table:table-cell>
          <table:table-cell table:style-name="Tabla1.A1" office:value-type="string">
            <text:p text:style-name="P1">Defines a header cell in a tabl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head.asp&amp;usg=ALkJrhjM3NZldKMSECK1-Q3UjJXQlqx5bA" text:style-name="Internet_20_link" text:visited-style-name="Visited_20_Internet_20_Link"><text:span text:style-name="T1">&lt;thead&gt;</text:span></text:a></text:p>
          </table:table-cell>
          <table:table-cell table:style-name="Tabla1.A1" office:value-type="string">
            <text:p text:style-name="P1">Groups the header content in a tabl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ime.asp&amp;usg=ALkJrhhF64Dq9PHQK_ef-T4H85pqNQzing" text:style-name="Internet_20_link" text:visited-style-name="Visited_20_Internet_20_Link"><text:span text:style-name="T1">&lt;time&gt;</text:span></text:a></text:p>
          </table:table-cell>
          <table:table-cell table:style-name="Tabla1.A1" office:value-type="string">
            <text:p text:style-name="P1">Defines a specific time (or datetime)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itle.asp&amp;usg=ALkJrhiIyvMBq2S8DctXRIJLbkTZd7dO2w" text:style-name="Internet_20_link" text:visited-style-name="Visited_20_Internet_20_Link"><text:span text:style-name="T1">&lt;title&gt;</text:span></text:a></text:p>
          </table:table-cell>
          <table:table-cell table:style-name="Tabla1.A1" office:value-type="string">
            <text:p text:style-name="P1">Defines a title for the documen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r.asp&amp;usg=ALkJrhjwJACu826-oUxyP9vibs6UNohL2w" text:style-name="Internet_20_link" text:visited-style-name="Visited_20_Internet_20_Link"><text:span text:style-name="T1">&lt;tr&gt;</text:span></text:a></text:p>
          </table:table-cell>
          <table:table-cell table:style-name="Tabla1.A1" office:value-type="string">
            <text:p text:style-name="P1">Defines a row in a table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rack.asp&amp;usg=ALkJrhhOnwaWUzIVDR9kfOIT9kfeSSJ0kw" text:style-name="Internet_20_link" text:visited-style-name="Visited_20_Internet_20_Link"><text:span text:style-name="T1">&lt;track&gt;</text:span></text:a></text:p>
          </table:table-cell>
          <table:table-cell table:style-name="Tabla1.A1" office:value-type="string">
            <text:p text:style-name="P1">Defines text tracks for media elements (&lt;video&gt; and &lt;audio&gt;)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tt.asp&amp;usg=ALkJrhhDcmhaWjurjQ8qkayWaZ_ujaoUUA" text:style-name="Internet_20_link" text:visited-style-name="Visited_20_Internet_20_Link"><text:span text:style-name="T2">&lt;tt&gt;</text:span></text:a></text:p>
          </table:table-cell>
          <table:table-cell table:style-name="Tabla1.A1" office:value-type="string">
            <text:p text:style-name="P1"><text:span text:style-name="T3">Not supported in HTML5. Use CSS instead.<text:line-break/></text:span>Defines teletype tex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u.asp&amp;usg=ALkJrhgHP-8EKDRSRnB-gTvOsWEpsvcNaA" text:style-name="Internet_20_link" text:visited-style-name="Visited_20_Internet_20_Link"><text:span text:style-name="T1">&lt;u&gt;</text:span></text:a></text:p>
          </table:table-cell>
          <table:table-cell table:style-name="Tabla1.A1" office:value-type="string">
            <text:p text:style-name="P1">Defines some text that is unarticulated and styled differently from normal text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ul.asp&amp;usg=ALkJrhj5bEAp1ESLjgj4VzyyWiV_98kXXw" text:style-name="Internet_20_link" text:visited-style-name="Visited_20_Internet_20_Link"><text:span text:style-name="T1">&lt;ul&gt;</text:span></text:a></text:p>
          </table:table-cell>
          <table:table-cell table:style-name="Tabla1.A1" office:value-type="string">
            <text:p text:style-name="P1">Defines an unordered lis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var.asp&amp;usg=ALkJrhgqhfIXr5tXTXubTBY9NJHg-hxc6g" text:style-name="Internet_20_link" text:visited-style-name="Visited_20_Internet_20_Link"><text:span text:style-name="T1">&lt;var&gt;</text:span></text:a></text:p>
          </table:table-cell>
          <table:table-cell table:style-name="Tabla1.A1" office:value-type="string">
            <text:p text:style-name="P1">Defines a variable</text:p>
          </table:table-cell>
        </table:table-row>
        <table:table-row table:style-name="Tabla1.1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video.asp&amp;usg=ALkJrhjI6-my5Z1OfKLT_iqSyNT_yMQuKQ" text:style-name="Internet_20_link" text:visited-style-name="Visited_20_Internet_20_Link"><text:span text:style-name="T1">&lt;video&gt;</text:span></text:a></text:p>
          </table:table-cell>
          <table:table-cell table:style-name="Tabla1.A1" office:value-type="string">
            <text:p text:style-name="P1">Defines embedded video content</text:p>
          </table:table-cell>
        </table:table-row>
        <table:table-row table:style-name="Tabla1.2">
          <table:table-cell table:style-name="Tabla1.A1" office:value-type="string">
            <text:p text:style-name="P1"><text:a xlink:type="simple" xlink:href="https://translate.googleusercontent.com/translate_c?depth=1&amp;hl=es&amp;prev=search&amp;pto=aue&amp;rurl=translate.google.com&amp;sl=en&amp;sp=nmt4&amp;u=https://www.w3schools.com/tags/tag_wbr.asp&amp;usg=ALkJrhj0S6K38iKc4uUFai4GuuNJqFOGQA" text:style-name="Internet_20_link" text:visited-style-name="Visited_20_Internet_20_Link"><text:span text:style-name="T1">&lt;wbr&gt;</text:span></text:a></text:p>
          </table:table-cell>
          <table:table-cell table:style-name="Tabla1.A1" office:value-type="string">
            <text:p text:style-name="P1">Defines a possible line-brea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30T13:28:57.281000000</meta:creation-date>
    <dc:date>2020-10-30T13:29:29.180000000</dc:date>
    <meta:editing-duration>PT32S</meta:editing-duration>
    <meta:editing-cycles>1</meta:editing-cycles>
    <meta:document-statistic meta:table-count="1" meta:image-count="0" meta:object-count="0" meta:page-count="3" meta:paragraph-count="240" meta:word-count="972" meta:character-count="5873" meta:non-whitespace-character-count="5140"/>
    <meta:generator>LibreOffice/6.4.5.2$Windows_x86 LibreOffice_project/a726b36747cf2001e06b58ad5db1aa3a9a1872d6</meta:generator>
  </office:meta>
</office:document-meta>
</file>